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ira Code1" svg:font-family="'Fira Code'" style:font-pitch="fixed"/>
    <style:font-face style:name="Fira Code" svg:font-family="'Fira Code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1" svg:font-family="Roboto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pr1" style:family="presentation" style:parent-style-name="Bottom_20_Red-title">
      <style:graphic-properties fo:min-height="4.84cm"/>
      <style:paragraph-properties style:writing-mode="lr-tb"/>
    </style:style>
    <style:style style:name="pr2" style:family="presentation" style:parent-style-name="Bottom_20_Red-subtitle">
      <style:graphic-properties draw:fill-color="#ffffff" fo:min-height="1.62cm"/>
      <style:paragraph-properties style:writing-mode="lr-tb"/>
    </style:style>
    <style:style style:name="pr3" style:family="presentation" style:parent-style-name="Bottom_20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Top_20_Red-title">
      <style:graphic-properties draw:auto-grow-height="true" fo:min-height="2.629cm"/>
      <style:paragraph-properties style:writing-mode="lr-tb"/>
    </style:style>
    <style:style style:name="pr5" style:family="presentation" style:parent-style-name="Top_20_Red-outline1">
      <style:graphic-properties fo:min-height="1.37cm"/>
      <style:paragraph-properties style:writing-mode="lr-tb"/>
    </style:style>
    <style:style style:name="pr6" style:family="presentation" style:parent-style-name="Top_20_Re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Top_20_Red-title">
      <style:graphic-properties fo:min-height="2.629cm"/>
      <style:paragraph-properties style:writing-mode="lr-tb"/>
    </style:style>
    <style:style style:name="pr8" style:family="presentation" style:parent-style-name="Top_20_Red-outline1">
      <style:graphic-properties fo:min-height="9.465cm"/>
      <style:paragraph-properties style:writing-mode="lr-tb"/>
    </style:style>
    <style:style style:name="pr9" style:family="presentation" style:parent-style-name="Top_20_Re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loext:graphic-properties draw:fill-color="#ffffff"/>
      <style:text-properties fo:color="#ffffff" style:font-name="Roboto" fo:font-size="32pt"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424242" style:text-outline="false" style:text-line-through-style="none" style:text-line-through-type="none" style:text-position="0% 100%" style:font-name="Fira Code1" fo:font-size="32pt" fo:letter-spacing="normal" fo:font-style="normal" fo:text-shadow="none" style:text-underline-style="none" fo:font-weight="normal" style:letter-kerning="true" fo:background-color="#eeeeee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424242" style:text-outline="false" style:text-line-through-style="none" style:text-line-through-type="none" style:text-position="0% 100%" style:font-name="Roboto" fo:font-size="32pt" fo:letter-spacing="normal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Roboto" fo:background-color="transparent"/>
    </style:style>
    <style:style style:name="T4" style:family="text">
      <style:text-properties style:font-name="Fira Code1" fo:background-color="#eeeeee"/>
    </style:style>
    <style:style style:name="T5" style:family="text">
      <style:text-properties style:font-name="Fira Code1"/>
    </style:style>
    <style:style style:name="T6" style:family="text">
      <style:text-properties style:font-name="Fira Code1" fo:font-size="28pt" fo:background-color="#eeeeee" style:font-size-asian="28pt" style:font-size-complex="28pt"/>
    </style:style>
    <style:style style:name="T7" style:family="text">
      <style:text-properties fo:font-variant="normal" fo:text-transform="none" fo:color="#424242" style:text-outline="false" style:text-line-through-style="none" style:text-line-through-type="none" style:text-position="0% 100%" style:font-name="Fira Code1" fo:font-size="28pt" fo:letter-spacing="normal" fo:font-style="normal" fo:text-shadow="none" style:text-underline-style="none" fo:font-weight="normal" style:letter-kerning="true" fo:background-color="#eeeeee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424242" style:text-outline="false" style:text-line-through-style="none" style:text-line-through-type="none" style:text-position="0% 100%" style:font-name="Roboto" fo:font-size="28pt" fo:letter-spacing="normal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</office:automatic-styles>
  <office:body>
    <office:presentation>
      <draw:page draw:name="page1" draw:style-name="dp1" draw:master-page-name="Bottom_20_Red" presentation:presentation-page-layout-name="AL1T0">
        <office:forms form:automatic-focus="false" form:apply-design-mode="false"/>
        <draw:custom-shape draw:name="TextShape 1" draw:style-name="gr1" draw:text-style-name="P1" draw:layer="layout" svg:width="25.198cm" svg:height="9.277cm" svg:x="1.28cm" svg:y="0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2cm" svg:height="4.84cm" svg:x="1.2cm" svg:y="5.466cm" presentation:class="title" presentation:user-transformed="true">
          <draw:text-box>
            <text:p>Manipulace s daty</text:p>
          </draw:text-box>
        </draw:frame>
        <draw:frame presentation:style-name="pr2" draw:text-style-name="P2" draw:layer="layout" svg:width="25.2cm" svg:height="1.62cm" svg:x="1.4cm" svg:y="11.2cm" presentation:class="subtitle" presentation:placeholder="true" presentation:user-transformed="true">
          <draw:text-box/>
        </draw:frame>
        <presentation:notes draw:style-name="dp2">
          <draw:page-thumbnail draw:style-name="gr2" draw:layer="layout" svg:width="19.797cm" svg:height="11.136cm" svg:x="0.601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op_20_Red" presentation:presentation-page-layout-name="AL2T1">
        <office:forms form:automatic-focus="false" form:apply-design-mode="false"/>
        <draw:frame presentation:style-name="pr4" draw:layer="layout" svg:width="25.199cm" svg:height="2.629cm" svg:x="1.397cm" svg:y="0.252cm" presentation:class="title" presentation:user-transformed="true">
          <draw:text-box>
            <text:p>Cíle</text:p>
          </draw:text-box>
        </draw:frame>
        <draw:frame presentation:style-name="pr5" draw:layer="layout" svg:width="25.06cm" svg:height="9.715cm" svg:x="1.397cm" svg:y="4cm" presentation:class="outline">
          <draw:text-box>
            <text:list text:style-name="L2">
              <text:list-item>
                <text:p xml:id="id1" text:id="id1">Operace nad jedním data.frame </text:p>
              </text:list-item>
              <text:list-item>
                <text:p xml:id="id2" text:id="id2">Spojení dvou data.frames přes klíč</text:p>
              </text:list-item>
              <text:list-item>
                <text:p xml:id="id3" text:id="id3">Transformační funkc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op_20_Red" presentation:presentation-page-layout-name="AL2T1">
        <office:forms form:automatic-focus="false" form:apply-design-mode="false"/>
        <draw:frame presentation:style-name="pr7" draw:layer="layout" svg:width="25.199cm" svg:height="2.629cm" svg:x="1.397cm" svg:y="0.252cm" presentation:class="title">
          <draw:text-box>
            <text:p>Operace nad jedním data.frame</text:p>
          </draw:text-box>
        </draw:frame>
        <draw:frame presentation:style-name="pr8" draw:layer="layout" svg:width="25.06cm" svg:height="9.715cm" svg:x="1.397cm" svg:y="4cm" presentation:class="outline">
          <draw:text-box>
            <text:list text:style-name="L2">
              <text:list-item>
                <text:p xml:id="id4" text:id="id4"><text:span text:style-name="T1">mutate()</text:span><text:span text:style-name="T2"> </text:span><text:span text:style-name="T3">– nový sloupec ze stávajících</text:span></text:p>
              </text:list-item>
              <text:list-item>
                <text:p xml:id="id5" text:id="id5"><text:span text:style-name="T1">filter()</text:span><text:span text:style-name="T2"> </text:span>– výběr dat</text:p>
              </text:list-item>
              <text:list-item>
                <text:p xml:id="id6" text:id="id6"><text:span text:style-name="T4">group_by()</text:span> – seskupení</text:p>
              </text:list-item>
              <text:list-item>
                <text:p xml:id="id7" text:id="id7"><text:span text:style-name="T1">summarize()</text:span><text:span text:style-name="T2"> </text:span>– sumarizace</text:p>
              </text:list-item>
              <text:list-item>
                <text:p xml:id="id8" text:id="id8"><text:span text:style-name="T1">arrange()</text:span><text:span text:style-name="T2"> </text:span>– setřídění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op_20_Red" presentation:presentation-page-layout-name="AL2T1">
        <office:forms form:automatic-focus="false" form:apply-design-mode="false"/>
        <draw:frame presentation:style-name="pr7" draw:layer="layout" svg:width="25.199cm" svg:height="2.629cm" svg:x="1.397cm" svg:y="0.252cm" presentation:class="title">
          <draw:text-box>
            <text:p>Spojení tabulek: <text:span text:style-name="T5">*_join()</text:span></text:p>
          </draw:text-box>
        </draw:frame>
        <draw:frame presentation:style-name="pr8" draw:layer="layout" svg:width="25.203cm" svg:height="9.715cm" svg:x="1.397cm" svg:y="4cm" presentation:class="outline" presentation:user-transformed="true">
          <draw:text-box>
            <text:list text:style-name="L2">
              <text:list-item>
                <text:p xml:id="id9" text:id="id9"><text:span text:style-name="T6">*_join(co, kam, by = c("klíč"="klíč")) </text:span></text:p>
              </text:list-item>
              <text:list-item>
                <text:p xml:id="id10" text:id="id10">Logika propojení obdobná jako SQL:</text:p>
                <text:list>
                  <text:list-item>
                    <text:p xml:id="id11" text:id="id11"><text:span text:style-name="T4">inner_join()</text:span> zafiltruje obě tabulky</text:p>
                  </text:list-item>
                  <text:list-item>
                    <text:p xml:id="id12" text:id="id12"><text:span text:style-name="T7">left_join()</text:span><text:span text:style-name="T8"> nechá levou stranu beze změny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op_20_Red" presentation:presentation-page-layout-name="AL2T1">
        <office:forms form:automatic-focus="false" form:apply-design-mode="false"/>
        <draw:frame presentation:style-name="pr7" draw:layer="layout" svg:width="25.199cm" svg:height="2.629cm" svg:x="1.397cm" svg:y="0.252cm" presentation:class="title" presentation:user-transformed="true">
          <draw:text-box>
            <text:p>Tranformační funkce</text:p>
          </draw:text-box>
        </draw:frame>
        <draw:frame presentation:style-name="pr8" draw:layer="layout" svg:width="25.06cm" svg:height="9.715cm" svg:x="1.397cm" svg:y="4cm" presentation:class="outline">
          <draw:text-box>
            <text:list text:style-name="L2">
              <text:list-item>
                <text:p xml:id="id13" text:id="id13">Průměr = <text:span text:style-name="T4">mean()</text:span></text:p>
              </text:list-item>
              <text:list-item>
                <text:p xml:id="id14" text:id="id14">Součet = <text:span text:style-name="T4">sum()</text:span></text:p>
              </text:list-item>
              <text:list-item>
                <text:p xml:id="id15" text:id="id15">Počet = <text:span text:style-name="T4">n()</text:span></text:p>
              </text:list-item>
              <text:list-item>
                <text:p xml:id="id16" text:id="id16">Buď, a nebo = <text:span text:style-name="T4">ifelse(test, buď, anebo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ira Code1" svg:font-family="'Fira Code'" style:font-pitch="fixed"/>
    <style:font-face style:name="Fira Code" svg:font-family="'Fira Code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1" svg:font-family="Roboto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cccc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op_20_Red-background" style:display-name="Top Red-background" style:family="presentation">
      <style:graphic-properties draw:stroke="none" draw:fill="none"/>
      <style:text-properties style:letter-kerning="true"/>
    </style:style>
    <style:style style:name="Top_20_Red-backgroundobjects" style:display-name="Top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_20_Red-notes" style:display-name="Top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_20_Red-outline1" style:display-name="Top Red-outline1" style:family="presentation">
      <style:graphic-properties draw:stroke="none" draw:fill="none" draw:auto-grow-height="false" draw:fit-to-size="shrink-to-fit" style:shrink-to-fit="true">
        <text:list-style style:name="Top_20_Red-outline1" style:display-name="Top Red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424242" style:text-outline="false" style:text-line-through-style="none" style:text-line-through-type="none" style:text-position="0% 100%" style:font-name="Roboto" fo:font-family="Roboto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outline2" style:display-name="Top Red-outline2" style:family="presentation" style:parent-style-name="Top_20_Red-outline1">
      <style:paragraph-properties fo:margin-left="0cm" fo:margin-right="0cm" fo:margin-top="0.4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op_20_Red-outline3" style:display-name="Top Red-outline3" style:family="presentation" style:parent-style-name="Top_20_Red-outline2">
      <style:paragraph-properties fo:margin-left="0cm" fo:margin-right="0cm" fo:margin-top="0.3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op_20_Red-outline4" style:display-name="Top Red-outline4" style:family="presentation" style:parent-style-name="Top_20_Red-outline3">
      <style:paragraph-properties fo:margin-left="0cm" fo:margin-right="0cm" fo:margin-top="0.2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op_20_Red-outline5" style:display-name="Top Red-outline5" style:family="presentation" style:parent-style-name="Top_20_Red-outline4">
      <style:paragraph-properties fo:margin-left="0cm" fo:margin-right="0cm" fo:margin-top="0.1cm" fo:margin-bottom="0cm" fo:text-indent="0cm"/>
      <style:text-properties fo:color="#424242" style:font-name="Roboto" fo:font-family="Roboto" style:font-pitch="variable" fo:font-size="20pt" style:font-size-asian="20pt" style:font-size-complex="20pt"/>
    </style:style>
    <style:style style:name="Top_20_Red-outline6" style:display-name="Top Red-outline6" style:family="presentation" style:parent-style-name="Top_20_Red-outline5">
      <style:paragraph-properties fo:margin-left="0cm" fo:margin-right="0cm" fo:margin-top="0.1cm" fo:margin-bottom="0cm" fo:text-indent="0cm"/>
      <style:text-properties fo:color="#424242" style:font-name="Roboto" fo:font-family="Roboto" style:font-pitch="variable" fo:font-size="20pt" style:font-size-asian="20pt" style:font-size-complex="20pt"/>
    </style:style>
    <style:style style:name="Top_20_Red-outline7" style:display-name="Top Red-outline7" style:family="presentation" style:parent-style-name="Top_20_Red-outline6">
      <style:paragraph-properties fo:margin-left="0cm" fo:margin-right="0cm" fo:margin-top="0.1cm" fo:margin-bottom="0cm" fo:text-indent="0cm"/>
      <style:text-properties fo:color="#424242" style:font-name="Roboto" fo:font-family="Roboto" style:font-pitch="variable" fo:font-size="20pt" style:font-size-asian="20pt" style:font-size-complex="20pt"/>
    </style:style>
    <style:style style:name="Top_20_Red-outline8" style:display-name="Top Red-outline8" style:family="presentation" style:parent-style-name="Top_20_Re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op_20_Red-outline9" style:display-name="Top Red-outline9" style:family="presentation" style:parent-style-name="Top_20_Re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op_20_Red-subtitle" style:display-name="Top Red-subtitle" style:family="presentation">
      <style:graphic-properties draw:stroke="none" draw:fill="none" draw:textarea-vertical-align="middle">
        <text:list-style style:name="Top_20_Red-subtitle" style:display-name="Top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title" style:display-name="Top Red-title" style:family="presentation">
      <style:graphic-properties draw:stroke="none" draw:fill="none" draw:textarea-vertical-align="middle">
        <text:list-style style:name="Top_20_Red-title" style:display-name="Top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text-position="0% 100%" style:font-name="Roboto" fo:font-family="Roboto" style:font-pitch="variable" fo:font-size="44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Bottom_20_Red-background" style:display-name="Bottom Red-background" style:family="presentation">
      <style:graphic-properties draw:stroke="none" draw:fill="none"/>
      <style:text-properties style:letter-kerning="true"/>
    </style:style>
    <style:style style:name="Bottom_20_Red-backgroundobjects" style:display-name="Bottom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Red-notes" style:display-name="Bottom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Red-outline1" style:display-name="Bottom Red-outline1" style:family="presentation">
      <style:graphic-properties draw:stroke="none" draw:fill="none" draw:auto-grow-height="false" draw:fit-to-size="shrink-to-fit" style:shrink-to-fit="true">
        <text:list-style style:name="Bottom_20_Red-outline1" style:display-name="Bottom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align="center" fo:text-indent="0cm"/>
      <style:text-properties fo:font-variant="normal" fo:text-transform="none" fo:color="#ffffff" style:text-outline="false" style:text-line-through-style="none" style:text-line-through-type="none" style:font-name="Roboto" fo:font-family="Roboto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outline2" style:display-name="Bottom Red-outline2" style:family="presentation" style:parent-style-name="Bottom_20_Re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ottom_20_Red-outline3" style:display-name="Bottom Red-outline3" style:family="presentation" style:parent-style-name="Bottom_20_Re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ottom_20_Red-outline4" style:display-name="Bottom Red-outline4" style:family="presentation" style:parent-style-name="Bottom_20_Re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ottom_20_Red-outline5" style:display-name="Bottom Red-outline5" style:family="presentation" style:parent-style-name="Bottom_20_Re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ottom_20_Red-outline6" style:display-name="Bottom Red-outline6" style:family="presentation" style:parent-style-name="Bottom_20_Re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ottom_20_Red-outline7" style:display-name="Bottom Red-outline7" style:family="presentation" style:parent-style-name="Bottom_20_Re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ottom_20_Red-outline8" style:display-name="Bottom Red-outline8" style:family="presentation" style:parent-style-name="Bottom_20_Re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ottom_20_Red-outline9" style:display-name="Bottom Red-outline9" style:family="presentation" style:parent-style-name="Bottom_20_Re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ottom_20_Red-subtitle" style:display-name="Bottom Red-subtitle" style:family="presentation">
      <style:graphic-properties draw:stroke="none" draw:fill="none" draw:textarea-vertical-align="middle">
        <text:list-style style:name="Bottom_20_Red-subtitle" style:display-name="Bottom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title" style:display-name="Bottom Red-title" style:family="presentation">
      <style:graphic-properties draw:stroke="none" draw:fill="none" draw:textarea-vertical-align="middle">
        <text:list-style style:name="Bottom_20_Red-title" style:display-name="Bottom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24242" style:text-outline="false" style:text-line-through-style="none" style:text-line-through-type="none" style:font-name="Roboto" fo:font-family="Roboto" style:font-pitch="variable" fo:font-size="6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60pt" style:font-style-asian="normal" style:font-weight-asian="bold" style:font-name-complex="Lohit Devanagari" style:font-family-complex="'Lohit Devanagari'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f03838" style:text-outline="false" style:text-line-through-style="none" style:text-line-through-type="none" style:font-name="Roboto" fo:font-family="Roboto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lank-outline3" style:family="presentation" style:parent-style-name="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lank-outline4" style:family="presentation" style:parent-style-name="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lank-outline5" style:family="presentation" style:parent-style-name="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03838" style:text-outline="false" style:text-line-through-style="none" style:text-line-through-type="none" style:font-name="Roboto" fo:font-family="Roboto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424242" style:text-outline="false" style:text-line-through-style="none" style:text-line-through-type="none" style:text-position="0% 100%" style:font-name="Roboto" fo:font-family="Roboto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4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cm" fo:margin-bottom="0cm" fo:text-indent="0cm"/>
      <style:text-properties fo:color="#424242" style:font-name="Roboto" fo:font-family="Roboto" style:font-pitch="variable"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cm" fo:margin-bottom="0cm" fo:text-indent="0cm"/>
      <style:text-properties fo:color="#424242" style:font-name="Roboto" fo:font-family="Roboto" style:font-pitch="variable"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cm" fo:margin-bottom="0cm" fo:text-indent="0cm"/>
      <style:text-properties fo:color="#424242" style:font-name="Roboto" fo:font-family="Roboto" style:font-pitch="variable"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text-position="0% 100%" style:font-name="Roboto" fo:font-family="Roboto" style:font-pitch="variable" fo:font-size="44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03838" draw:textarea-vertical-align="top" draw:auto-grow-height="false" fo:min-height="2.751cm" fo:min-width="27.5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03838" draw:textarea-vertical-align="top" draw:auto-grow-height="false" fo:min-height="4.951cm" fo:min-width="27.491cm" fo:padding-top="0.125cm" fo:padding-bottom="0.125cm" fo:padding-left="0.25cm" fo:padding-right="0.25cm" fo:wrap-option="wrap"/>
    </style:style>
    <style:style style:name="Mpr1" style:family="presentation" style:parent-style-name="Top_20_Red-title">
      <style:graphic-properties draw:auto-grow-height="false" fo:min-height="2.63cm"/>
      <style:paragraph-properties style:writing-mode="lr-tb"/>
    </style:style>
    <style:style style:name="Mpr2" style:family="presentation" style:parent-style-name="Top_20_Red-outline1">
      <style:graphic-properties fo:min-height="9.136cm"/>
      <style:paragraph-properties style:writing-mode="lr-tb"/>
    </style:style>
    <style:style style:name="Mpr3" style:family="presentation" style:parent-style-name="Top_20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op_20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Bottom_20_Red-title">
      <style:graphic-properties draw:auto-grow-height="false" fo:min-height="2.63cm"/>
      <style:paragraph-properties style:writing-mode="lr-tb"/>
    </style:style>
    <style:style style:name="Mpr6" style:family="presentation" style:parent-style-name="Bottom_20_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Bottom_20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ottom_20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Title_2c__20_Content-title">
      <style:graphic-properties draw:auto-grow-height="false" fo:min-height="2.63cm"/>
      <style:paragraph-properties style:writing-mode="lr-tb"/>
    </style:style>
    <style:style style:name="Mpr13" style:family="presentation" style:parent-style-name="Title_2c__20_Content-outline1">
      <style:graphic-properties fo:min-height="9.136cm"/>
      <style:paragraph-properties style:writing-mode="lr-tb"/>
    </style:style>
    <style:style style:name="Mpr14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03838"/>
      <style:paragraph-properties fo:text-align="start"/>
      <style:text-properties style:font-name="Roboto" fo:font-size="24pt"/>
    </style:style>
    <style:style style:name="MP6" style:family="paragraph">
      <loext:graphic-properties draw:fill="solid" draw:fill-color="#f03838"/>
      <style:paragraph-properties fo:text-align="start"/>
      <style:text-properties fo:color="#ffffff" style:font-name="Roboto" fo:font-size="18pt" style:font-size-asian="18pt" style:font-size-complex="18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text-properties style:font-name="Roboto" fo:font-size="14pt" style:font-size-asian="14pt" style:font-size-complex="14pt"/>
    </style:style>
    <style:style style:name="MP10" style:family="paragraph">
      <loext:graphic-properties draw:fill="none" draw:fill-color="#ffffff"/>
      <style:text-properties style:font-name="Roboto" fo:font-size="14pt" style:font-size-asian="14pt" style:font-size-complex="14pt"/>
    </style:style>
    <style:style style:name="MP11" style:family="paragraph">
      <style:paragraph-properties fo:text-align="center"/>
      <style:text-properties style:font-name="Roboto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style:font-name="Roboto" fo:font-size="14pt" style:font-size-asian="14pt" style:font-size-complex="14pt"/>
    </style:style>
    <style:style style:name="MP13" style:family="paragraph">
      <style:paragraph-properties fo:text-align="end"/>
      <style:text-properties style:font-name="Roboto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font-name="Robot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op_20_Red" style:display-name="Top Red" style:page-layout-name="PM1" draw:style-name="Mdp1">
      <draw:custom-shape draw:name="CustomShape 1" draw:style-name="Mgr3" draw:text-style-name="MP5" draw:layer="backgroundobjects" svg:width="27.999cm" svg:height="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layer="backgroundobjects" svg:width="25.199cm" svg:height="2.629cm" svg:x="1.397cm" svg:y="0.252cm" presentation:class="title" presentation:user-transformed="true">
        <draw:text-box>
          <text:p>Click to edit the title text format</text:p>
        </draw:text-box>
      </draw:frame>
      <draw:frame draw:name="PlaceHolder 2" presentation:style-name="Mpr2" draw:layer="backgroundobjects" svg:width="25.06cm" svg:height="9.715cm" svg:x="1.397cm" svg:y="4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op_20_Red-title" draw:layer="backgroundobjects" svg:width="19.797cm" svg:height="11.136cm" svg:x="0.601cm" svg:y="2.257cm" presentation:class="page"/>
        <draw:frame presentation:style-name="Top_20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Red" style:display-name="Bottom Red" style:page-layout-name="PM1" draw:style-name="Mdp1">
      <draw:custom-shape draw:name="CustomShape 1" draw:style-name="Mgr4" draw:text-style-name="MP6" draw:layer="backgroundobjects" svg:width="27.99cm" svg:height="5.2cm" svg:x="0cm" svg:y="10.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5" draw:layer="backgroundobjects" svg:width="25.2cm" svg:height="2.629cm" svg:x="1.2cm" svg:y="6.571cm" presentation:class="title">
        <draw:text-box>
          <text:p>Click to edit the title text format</text:p>
        </draw:text-box>
      </draw:frame>
      <draw:frame presentation:style-name="Bottom_20_Red-outline1" draw:layer="backgroundobjects" svg:width="25.2cm" svg:height="1.62cm" svg:x="1.4cm" svg:y="11.2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8.875cm" svg:height="1.085cm" svg:x="9.576cm" svg:y="14.35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4" draw:layer="backgroundobjects" svg:width="6.523cm" svg:height="1.085cm" svg:x="20.077cm" svg:y="14.3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ottom_20_Red-title" draw:layer="backgroundobjects" svg:width="19.797cm" svg:height="11.136cm" svg:x="0.601cm" svg:y="2.257cm" presentation:class="page"/>
        <draw:frame presentation:style-name="Bottom_20_Re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presentation:style-name="Blank-title" draw:layer="backgroundobjects" svg:width="25.2cm" svg:height="2.629cm" svg:x="1.4cm" svg:y="0.628cm" presentation:class="title" presentation:placeholder="true">
        <draw:text-box/>
      </draw:frame>
      <draw:frame presentation:style-name="Blank-outline1" draw:layer="backgroundobjects" svg:width="25.2cm" svg:height="9.135cm" svg:x="1.4cm" svg:y="3.685cm" presentation:class="outline" presentation:placeholder="true">
        <draw:text-box/>
      </draw:frame>
      <draw:frame presentation:style-name="Mpr9" draw:text-style-name="MP10" draw:layer="backgroundobjects" svg:width="6.523cm" svg:height="1.085cm" svg:x="1.4cm" svg:y="14.35cm" presentation:class="date-time">
        <draw:text-box>
          <text:p text:style-name="MP9"><text:span text:style-name="MT2"><presentation:date-time/></text:span></text:p>
        </draw:text-box>
      </draw:frame>
      <draw:frame presentation:style-name="Mpr9" draw:text-style-name="MP12" draw:layer="backgroundobjects" svg:width="8.875cm" svg:height="1.085cm" svg:x="9.576cm" svg:y="14.35cm" presentation:class="footer">
        <draw:text-box>
          <text:p text:style-name="MP11"><text:span text:style-name="MT2"><presentation:footer/></text:span></text:p>
        </draw:text-box>
      </draw:frame>
      <draw:frame presentation:style-name="Mpr9" draw:text-style-name="MP14" draw:layer="backgroundobjects" svg:width="6.523cm" svg:height="1.085cm" svg:x="20.077cm" svg:y="14.35cm" presentation:class="page-number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custom-shape draw:name="CustomShape 1" draw:style-name="Mgr3" draw:text-style-name="MP5" draw:layer="backgroundobjects" svg:width="27.999cm" svg:height="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2" draw:layer="backgroundobjects" svg:width="25.199cm" svg:height="2.629cm" svg:x="1.397cm" svg:y="0.252cm" presentation:class="title" presentation:user-transformed="true">
        <draw:text-box>
          <text:p>Click to edit the title text format</text:p>
        </draw:text-box>
      </draw:frame>
      <draw:frame draw:name="PlaceHolder 2" presentation:style-name="Mpr13" draw:layer="backgroundobjects" svg:width="25.06cm" svg:height="9.715cm" svg:x="1.397cm" svg:y="4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9-21T22:36:24.551588528</meta:creation-date>
    <dc:language>cs-CZ</dc:language>
    <meta:editing-cycles>16</meta:editing-cycles>
    <dc:title>JLA prezka</dc:title>
    <meta:editing-duration>PT30M35S</meta:editing-duration>
    <meta:generator>LibreOffice/6.4.4.2$Linux_X86_64 LibreOffice_project/40$Build-2</meta:generator>
    <dc:date>2020-08-16T15:44:44.375839606</dc:date>
    <dc:creator>Jindra Lacko</dc:creator>
    <meta:document-statistic meta:object-count="72"/>
    <meta:template xlink:type="simple" xlink:actuate="onRequest" xlink:title="JLA prezka" xlink:href="../3%20-%20manipulace%20s%20daty.odp" meta:date="2019-09-21T22:36:23.823528969"/>
  </office:meta>
</office:document-meta>
</file>